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background-color="#ffff00"/>
    </style:style>
    <style:style style:name="P2" style:family="paragraph" style:parent-style-name="Standard">
      <style:text-properties fo:background-color="transparent"/>
    </style:style>
    <style:style style:name="P3" style:family="paragraph" style:parent-style-name="Standard">
      <style:text-properties fo:color="#c9211e" loext:opacity="100%" fo:background-color="transparent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color="#c9211e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dade 03 - Módulo 03 <text:s/>Equivalências Notáveis e o Método Dedutivo</text:p>
      <text:p text:style-name="P1"/>
      <text:p text:style-name="P1">TESTE REALIZADO</text:p>
      <text:p text:style-name="P1"/>
      <text:p text:style-name="P1"><text:s/></text:p>
      <text:p text:style-name="P1">Questão1 <text:s/></text:p>
      <text:p text:style-name="P1"><text:s/></text:p>
      <text:p text:style-name="P1"><text:s text:c="3"/></text:p>
      <text:p text:style-name="P1">Veja a abaixo as seguintes aplicações de Equivalências notáveis:</text:p>
      <text:p text:style-name="P1"/>
      <text:p text:style-name="P1"><text:s/></text:p>
      <text:p text:style-name="P1"/>
      <text:p text:style-name="P1"/>
      <text:p text:style-name="P2"><text:span text:style-name="T1">Questão4</text:span> <text:s/></text:p>
      <text:p text:style-name="P2"><text:s text:c="4"/></text:p>
      <text:p text:style-name="P2">As equivalências abaixo são verdadeiras ou não? Analise abaixo:</text:p>
      <text:p text:style-name="P2"/>
      <text:p text:style-name="P2">( ) regra da condicional:</text:p>
      <text:p text:style-name="P2">p→q ⇔ ~p∨q</text:p>
      <text:p text:style-name="P2">( ) regra da bicondicional:</text:p>
      <text:p text:style-name="P2">p↔q ⇔ (p→q)∧(q→p)</text:p>
      <text:p text:style-name="P2">( ) regra de De Morgam:</text:p>
      <text:p text:style-name="P2">~(p∧q) ⇔ (~p∧~q)</text:p>
      <text:p text:style-name="P2"/>
      <text:p text:style-name="P2">Marque a alternativa correta:</text:p>
      <text:p text:style-name="P2"><text:s/></text:p>
      <text:p text:style-name="P1">1 - V V F</text:p>
      <text:p text:style-name="P2">2 - V V V</text:p>
      <text:p text:style-name="P2">3 - V F V</text:p>
      <text:p text:style-name="P2">4 - F V V</text:p>
      <text:p text:style-name="P2">5 - V F F</text:p>
      <text:p text:style-name="P2"><text:s/></text:p>
      <text:p text:style-name="P1">Sua resposta: V V F</text:p>
      <text:p text:style-name="P2">Valor: Resposta Correta</text:p>
      <text:p text:style-name="P2">Valor recebido: 10.00</text:p>
      <text:p text:style-name="P1"/>
      <text:p text:style-name="P2">Início:</text:p>
      <text:p text:style-name="P2"/>
      <text:p text:style-name="P2"/>
      <text:p text:style-name="P2">p v q ↔ ~p∧~p</text:p>
      <text:p text:style-name="P2">p v q ↔ ~p</text:p>
      <text:p text:style-name="P2">(p v q→~p) ^ (~p→p v q)</text:p>
      <text:p text:style-name="P2">(~(p v q) v ~p) ^ (~~p v p v q)</text:p>
      <text:p text:style-name="P2">( (~p^~q) v ~p) ^ (~~p v p v q)</text:p>
      <text:p text:style-name="P2">( (~p^~q) v ~p) ^ (p v p v q)</text:p>
      <text:p text:style-name="P2"/>
      <text:p text:style-name="P2">Fim</text:p>
      <text:p text:style-name="P2"/>
      <text:p text:style-name="P2">( (~p^~q) v ~p) ^ (p v q)</text:p>
      <text:p text:style-name="P2"/>
      <text:p text:style-name="P2"/>
      <text:p text:style-name="P2">Aplicação na linha 1 da regra ______________________</text:p>
      <text:p text:style-name="P2"><text:soft-page-break/>Aplicação na linha 2 da regra ______________________</text:p>
      <text:p text:style-name="P2">Aplicação na linha 3 da regra ______________________</text:p>
      <text:p text:style-name="P2">Aplicação na linha 4 da regra ______________________</text:p>
      <text:p text:style-name="P2">Aplicação na linha 5 da regra ______________________</text:p>
      <text:p text:style-name="P2">Aplicação na linha 6 da regra ______________________</text:p>
      <text:p text:style-name="P2"/>
      <text:p text:style-name="P2"><text:s/></text:p>
      <text:p text:style-name="P2">Marque a alternativa que descreve a ordem e o nome das regras de simplificação aplicadas acima:</text:p>
      <text:p text:style-name="P2"><text:s/></text:p>
      <text:p text:style-name="P3">1 - Identidade, Regra da Bicondicional, Regra da Condicional, De Morgan, Dupla Negação, Identidade.</text:p>
      <text:p text:style-name="P2">2 - Idempotência, Regra da Bicondicional, Regra da Condicional, De Morgan, Dupla Negação, Idempotência.</text:p>
      <text:p text:style-name="P2">3 - Idempotência, Regra da Bicondicional, Regra da Condicional, Distributiva, Dupla Negação, Idempotência.</text:p>
      <text:p text:style-name="P2">4 - Idempotência, Regra da Bicondicional, Regra da Condicional, De Morgan, Negação Conjunta, Idempotência.</text:p>
      <text:p text:style-name="P2">5 - Idempotência, Regra da Bicondicional, Regra da Condicional, Comutativa, Dupla Negação, Idempotência.</text:p>
      <text:p text:style-name="P2"><text:s/></text:p>
      <text:p text:style-name="P3">Sua resposta: Identidade, Regra da Bicondicional, Regra da Condicional, De Morgan, Dupla Negação, Identidade.</text:p>
      <text:p text:style-name="P2">Valor: Resposta Errada</text:p>
      <text:p text:style-name="P2">Valor recebido: 0.00</text:p>
      <text:p text:style-name="P2"/>
      <text:p text:style-name="P2"/>
      <text:p text:style-name="P1">Questão2 <text:s/></text:p>
      <text:p text:style-name="P2"><text:s text:c="4"/></text:p>
      <text:p text:style-name="P2">Relacione as colunas:</text:p>
      <text:p text:style-name="P2"/>
      <text:p text:style-name="P2">p­q é equivalente a</text:p>
      <text:p text:style-name="P2"/>
      <text:p text:style-name="P2">(p∨q)∧(p∨r)</text:p>
      <text:p text:style-name="P2">p ↓ q é equivalente a</text:p>
      <text:p text:style-name="P2">~p ∨ ~q</text:p>
      <text:p text:style-name="P2">p∧(q∨r) é equivalente a</text:p>
      <text:p text:style-name="P2">(p∧q)∨(p∧r)</text:p>
      <text:p text:style-name="P2">p∨(q∧r) é equivalente a</text:p>
      <text:p text:style-name="P2">p~ ∧ ~q</text:p>
      <text:p text:style-name="P2"/>
      <text:p text:style-name="P2"/>
      <text:p text:style-name="P2">Marque a alternativa correta:</text:p>
      <text:p text:style-name="P2"/>
      <text:p text:style-name="P2"><text:s/></text:p>
      <text:p text:style-name="P1">1 - 4,1,3,2</text:p>
      <text:p text:style-name="P2">2 - 3,1,4,2</text:p>
      <text:p text:style-name="P2">3 - 4,2,3,1</text:p>
      <text:p text:style-name="P2">4 - 2,1,3,4</text:p>
      <text:p text:style-name="P2">5 - 4,3,1,2</text:p>
      <text:p text:style-name="P2"><text:s/></text:p>
      <text:p text:style-name="P1">Sua resposta: 4,1,3,2</text:p>
      <text:p text:style-name="P2">Valor: Resposta Correta</text:p>
      <text:p text:style-name="P2"><text:soft-page-break/>Valor recebido: 10.00</text:p>
      <text:p text:style-name="P2"/>
      <text:p text:style-name="P3">Questão3 <text:s/></text:p>
      <text:p text:style-name="P2"><text:s/></text:p>
      <text:p text:style-name="P2"><text:s text:c="3"/></text:p>
      <text:p text:style-name="P2">Veja a seguinte demonstração de equivalência pelo método algébrico:</text:p>
      <text:p text:style-name="P2"/>
      <text:p text:style-name="P2">Início:</text:p>
      <text:p text:style-name="P2"/>
      <text:p text:style-name="P2">p v (~p ^ ~q)</text:p>
      <text:p text:style-name="P2">(p v ~p) ^ (p v ~q)</text:p>
      <text:p text:style-name="P2">t ^ (p v ~q)</text:p>
      <text:p text:style-name="P2"/>
      <text:p text:style-name="P2">Fim</text:p>
      <text:p text:style-name="P2"/>
      <text:p text:style-name="P2">p v ~q</text:p>
      <text:p text:style-name="P2"/>
      <text:p text:style-name="P2"/>
      <text:p text:style-name="P2">Aplicação na linha 1 da regra ______________________</text:p>
      <text:p text:style-name="P2">Aplicação na linha 2 da regra ______________________</text:p>
      <text:p text:style-name="P2">Aplicação na linha 3 da regra ______________________</text:p>
      <text:p text:style-name="P2"/>
      <text:p text:style-name="P2">Marque a alternativa que descreve a ordem e o nome das regras de simplificação aplicadas acima:</text:p>
      <text:p text:style-name="P2"/>
      <text:p text:style-name="P2"><text:s/></text:p>
      <text:p text:style-name="P3">1 - Comutativa, Idempotência, Identidade.</text:p>
      <text:p text:style-name="P2">2 - Distributiva, Idempotência, Identidade.</text:p>
      <text:p text:style-name="P2">3 - De Morgan, Idempotência, Distributiva.</text:p>
      <text:p text:style-name="P2">4 - Distributiva, Identidade, Identidade.</text:p>
      <text:p text:style-name="P2">5 - Associativa, Idempotência, Identidade.</text:p>
      <text:p text:style-name="P2"><text:s/></text:p>
      <text:p text:style-name="P3">Sua resposta: Comutativa, Idempotência, Identidade.</text:p>
      <text:p text:style-name="P2">Valor: Resposta Errada</text:p>
      <text:p text:style-name="P2">Valor recebido: 0.00</text:p>
      <text:p text:style-name="P2"/>
      <text:p text:style-name="P2"/>
      <text:p text:style-name="P3">Questão4 <text:s/></text:p>
      <text:p text:style-name="P2"><text:s text:c="4"/></text:p>
      <text:p text:style-name="P2">Complete as lacunas abaixo e depois marque a alternativa correspondente.</text:p>
      <text:p text:style-name="P2"/>
      <text:p text:style-name="P2">A proposição p→p∧q é equivalente à proposição p→q, devido a regra chamada _____________</text:p>
      <text:p text:style-name="P2">A proposição p∧q→r é equivalente à proposição p→(q→r), devido a regra chamada _____________</text:p>
      <text:p text:style-name="P2">A proposição ~p→p q é equivalente à proposição p, devido a regra chamada _____________</text:p>
      <text:p text:style-name="P2"/>
      <text:p text:style-name="P2">Marque a alternativa correta:</text:p>
      <text:p text:style-name="P2"><text:s/></text:p>
      <text:p text:style-name="P3">1 - 1º. Regra de Absorção; 2º. Regra da Condicional Disjuntiva; 3º. Regra da Negação Condicional.</text:p>
      <text:p text:style-name="P2">2 - 1º. Regra de Dedução; 2º. Regra da Exportação e Importação; 3º. Regra da Negação Condicional.</text:p>
      <text:p text:style-name="P2">3 - 1º. Regra de Absorção; 2º. Regra da Exportação e Importação; 3º. Regra de Clavius.</text:p>
      <text:p text:style-name="P2"><text:soft-page-break/>4 - 1º. Regra de Absorção; 2º. Regra da Exportação e Importação; 3º. Regra da Negação Condicional.</text:p>
      <text:p text:style-name="P2">5 - 1º. Regra de Dedução; 2º. Regra da Exportação e Importação; 3º. Regra de Clavius.</text:p>
      <text:p text:style-name="P2"><text:s/></text:p>
      <text:p text:style-name="P3">Sua resposta: 1º. Regra de Absorção; 2º. Regra da Condicional Disjuntiva; 3º. Regra da Negação Condicional.</text:p>
      <text:p text:style-name="P2">Valor: Resposta Errada</text:p>
      <text:p text:style-name="P2">Valor recebido: 0.00</text:p>
      <text:p text:style-name="P1"/>
      <text:p text:style-name="P1">Questão5 <text:s/></text:p>
      <text:p text:style-name="P2"><text:s text:c="4"/></text:p>
      <text:p text:style-name="P2">Complete as lacunas abaixo e depois marque a alternativa correspondente.</text:p>
      <text:p text:style-name="P2"/>
      <text:p text:style-name="P2"/>
      <text:p text:style-name="P2">A equivalência (p∨q)∨r ⇔ p∨(q∨r) é denominada como: ___________________________ </text:p>
      <text:p text:style-name="P2">A equivalência (p∧q)∧r ⇔ p∧(q∧r) é denominada como: ___________________________</text:p>
      <text:p text:style-name="P2">A equivalência (p↔q)↔r ⇔ p↔(q↔r) é denominada como: ___________________________</text:p>
      <text:p text:style-name="P2"/>
      <text:p text:style-name="P2">Marque a alternativa correta:</text:p>
      <text:p text:style-name="P2"/>
      <text:p text:style-name="P2"><text:s/></text:p>
      <text:p text:style-name="P1">1 - 1º. Associativa da Disjunção; 2º. Associativa da Conjunção; 3º. Associativa da Bicondicional.</text:p>
      <text:p text:style-name="P2">2 - 1º. Comutativa da Disjunção; 2º. Comutativa da Conjunção; 3º. Comutativa da Bicondicional.</text:p>
      <text:p text:style-name="P2">3 - 1º. Distributiva da Disjunção; 2º. Distributiva da Conjunção; 3º. Distributiva da Bicondicional.</text:p>
      <text:p text:style-name="P2">4 - 1º. Idempotência da Disjunção; 2º. Idempotência da Conjunção; 3º. Idempotência da Bicondicional.</text:p>
      <text:p text:style-name="P2">5 - 1º. Identidade da Disjunção; 2º. Idempotência da Conjunção; 3º. Idempotência da Bicondicional.</text:p>
      <text:p text:style-name="P2"><text:s/></text:p>
      <text:p text:style-name="P1">Sua resposta: 1º. Associativa da Disjunção; 2º. Associativa da Conjunção; 3º. Associativa da Bicondicional.</text:p>
      <text:p text:style-name="P2">Valor: Resposta Correta</text:p>
      <text:p text:style-name="P2">Valor recebido: 10.00</text:p>
      <text:p text:style-name="P2"/>
      <text:p text:style-name="P2"/>
      <text:p text:style-name="P3">Questão6 <text:s/></text:p>
      <text:p text:style-name="P2"><text:s text:c="3"/></text:p>
      <text:p text:style-name="P2">As equivalências abaixo são verdadeiras ou não? Analise abaixo:</text:p>
      <text:p text:style-name="P2"/>
      <text:p text:style-name="P2">( ) Regra Associativa da Bicondicional</text:p>
      <text:p text:style-name="P2">(p↔q)↔r ⇔ p↔(q↔r)</text:p>
      <text:p text:style-name="P2">( ) Regra Distributiva da Disjunção</text:p>
      <text:p text:style-name="P2">p∨(q∧r) ⇔ (p∨q)∧(p∨r)</text:p>
      <text:p text:style-name="P2">( ) Regra de DE MORGAN</text:p>
      <text:p text:style-name="P2">~(p∧q) ⇔ (~p ∨ ~q)</text:p>
      <text:p text:style-name="P2"/>
      <text:p text:style-name="P2">Marque a alternativa correta:</text:p>
      <text:p text:style-name="P2"/>
      <text:p text:style-name="P2"><text:s/></text:p>
      <text:p text:style-name="P3">1 - V V F</text:p>
      <text:p text:style-name="P1">2 - V V V</text:p>
      <text:p text:style-name="P2">3 - V F V</text:p>
      <text:p text:style-name="P2">4 - F V V</text:p>
      <text:p text:style-name="P2"><text:soft-page-break/>5 - V F F</text:p>
      <text:p text:style-name="P2"><text:s/></text:p>
      <text:p text:style-name="P3">Sua resposta: V V F</text:p>
      <text:p text:style-name="P2">Valor: Resposta Errada</text:p>
      <text:p text:style-name="P2">Valor recebido: 0.00</text:p>
      <text:p text:style-name="P2"/>
      <text:p text:style-name="P3">Questão7 <text:s/></text:p>
      <text:p text:style-name="P2"><text:s/></text:p>
      <text:p text:style-name="P2"><text:s text:c="3"/></text:p>
      <text:p text:style-name="P2">Veja a seguinte demonstração de equivalência pelo método algébrico:</text:p>
      <text:p text:style-name="P2"/>
      <text:p text:style-name="P2"><text:s/></text:p>
      <text:p text:style-name="P2">Início:</text:p>
      <text:p text:style-name="P2"/>
      <text:p text:style-name="P2">~(r → ~s) ∧ (~r ∨ r)</text:p>
      <text:p text:style-name="P2">~(~r v ~s) ∧ (~r ∨ r)</text:p>
      <text:p text:style-name="P2">(~~r ^ ~~s) ∧ (~r ∨ r)</text:p>
      <text:p text:style-name="P2">(r ^ s) ∧ (~r ∨ r)</text:p>
      <text:p text:style-name="P2">(r ^ s) ∧ t</text:p>
      <text:p text:style-name="P2"/>
      <text:p text:style-name="P2">Fim</text:p>
      <text:p text:style-name="P2"/>
      <text:p text:style-name="P2">r ^ s</text:p>
      <text:p text:style-name="P2"><text:s/></text:p>
      <text:p text:style-name="P2"/>
      <text:p text:style-name="P2">Aplicação na linha 1 da regra ______________________</text:p>
      <text:p text:style-name="P2">Aplicação na linha 2 da regra ______________________</text:p>
      <text:p text:style-name="P2">Aplicação na linha 3 da regra ______________________</text:p>
      <text:p text:style-name="P2">Aplicação na linha 4 da regra ______________________</text:p>
      <text:p text:style-name="P2">Aplicação na linha 5 da regra ______________________</text:p>
      <text:p text:style-name="P2"/>
      <text:p text:style-name="P2">Marque a alternativa que descreve a ordem e o nome das regras de simplificação aplicadas acima:</text:p>
      <text:p text:style-name="P2"/>
      <text:p text:style-name="P3"><text:s/></text:p>
      <text:p text:style-name="P3">1 - Regra da Condicional, De Morgam, Dupla Negação, Idempotência, Identidade.</text:p>
      <text:p text:style-name="P2">2 - Regra da Condicional, De Morgam, Dupla Negação, Identidade, Identidade.</text:p>
      <text:p text:style-name="P2">3 - Regra De Morgam, Dsitributiva, Dupla Negação, Idempotência, Identidade.</text:p>
      <text:p text:style-name="P2">4 - Regra da Condicional, Distributiva, Dupla Negação, Identidade, Identidade.</text:p>
      <text:p text:style-name="P2">5 - Regra De Morgam, De Morgam, Dupla Negação, Identidade, Identidade.</text:p>
      <text:p text:style-name="P2"><text:s/></text:p>
      <text:p text:style-name="P3">Sua resposta: Regra da Condicional, De Morgam, Dupla Negação, Idempotência, Identidade.</text:p>
      <text:p text:style-name="P3">Valor: Resposta Errada</text:p>
      <text:p text:style-name="P2">Valor recebido: 0.00</text:p>
      <text:p text:style-name="P3"/>
      <text:p text:style-name="P3">Questão8 <text:s/></text:p>
      <text:p text:style-name="P2"><text:s/></text:p>
      <text:p text:style-name="P2">Relacione as colunas:</text:p>
      <text:p text:style-name="P2"><text:s/></text:p>
      <text:p text:style-name="P2"/>
      <text:p text:style-name="P2">p∨(q∧r) é equivalente a </text:p>
      <text:p text:style-name="P2">(p∨q)∧(p∨r)</text:p>
      <text:p text:style-name="P2">p∧(q∨r) é equivalente a</text:p>
      <text:p text:style-name="P2"><text:soft-page-break/>(~p ∨ ~q)</text:p>
      <text:p text:style-name="P2">~(p∧q) é equivalente a</text:p>
      <text:p text:style-name="P2">(p∧q)∨(p∧r)</text:p>
      <text:p text:style-name="P2">~(p∨q) é equivalente a</text:p>
      <text:p text:style-name="P2">(~p ∧ ~q)</text:p>
      <text:p text:style-name="P2"><text:s/></text:p>
      <text:p text:style-name="P2"/>
      <text:p text:style-name="P2">Marque a alternativa correta:</text:p>
      <text:p text:style-name="P2"/>
      <text:p text:style-name="P2"><text:s/></text:p>
      <text:p text:style-name="P3">1 - 1,4,2,3</text:p>
      <text:p text:style-name="P2">2 - 2,3,1,4</text:p>
      <text:p text:style-name="P2">3 - 4,3,2,1</text:p>
      <text:p text:style-name="P2">4 - 2,4,1,3</text:p>
      <text:p text:style-name="P2">5 - 1,3,2,4</text:p>
      <text:p text:style-name="P2"><text:s/></text:p>
      <text:p text:style-name="P3">Sua resposta: 1,4,2,3</text:p>
      <text:p text:style-name="P2">Valor: Resposta Errada</text:p>
      <text:p text:style-name="P2">Valor recebido: 0.00</text:p>
      <text:p text:style-name="P2"/>
      <text:p text:style-name="P2">Questão9 <text:s/></text:p>
      <text:p text:style-name="P2"><text:s/></text:p>
      <text:p text:style-name="P2"><text:s text:c="3"/></text:p>
      <text:p text:style-name="P2">Analise as sentenças abaixo:</text:p>
      <text:p text:style-name="P2"/>
      <text:p text:style-name="P2">( ) A proposição p↔q é equivalente à proposição q↔p</text:p>
      <text:p text:style-name="P2">( ) A proposição p∨q é equivalente à proposição q∨p</text:p>
      <text:p text:style-name="P2">( ) A proposição p→q não é equivalente à proposição q→p</text:p>
      <text:p text:style-name="P2"><text:s/></text:p>
      <text:p text:style-name="P2">Marque a alternativa correta:</text:p>
      <text:p text:style-name="P2"/>
      <text:p text:style-name="P2"><text:s/></text:p>
      <text:p text:style-name="P3">1 - V V F</text:p>
      <text:p text:style-name="P2">2 - V V V</text:p>
      <text:p text:style-name="P2">3 - V F F</text:p>
      <text:p text:style-name="P2">4 - F V F</text:p>
      <text:p text:style-name="P2">5 - V F V</text:p>
      <text:p text:style-name="P2"><text:s/></text:p>
      <text:p text:style-name="P3">Sua resposta: V V F</text:p>
      <text:p text:style-name="P2">Valor: Resposta Errada</text:p>
      <text:p text:style-name="P2">Valor recebido: 0.00</text:p>
      <text:p text:style-name="P2"/>
      <text:p text:style-name="P3">Questão10 <text:s/></text:p>
      <text:p text:style-name="P2"><text:s/></text:p>
      <text:p text:style-name="P2"><text:s text:c="3"/></text:p>
      <text:p text:style-name="P2">Veja a seguinte demonstração de equivalência pelo método algébrico:</text:p>
      <text:p text:style-name="P2"/>
      <text:p text:style-name="P2"><text:s/></text:p>
      <text:p text:style-name="P2">Início:</text:p>
      <text:p text:style-name="P2"/>
      <text:p text:style-name="P2"/>
      <text:p text:style-name="P2">p ∨ ~q → p</text:p>
      <text:p text:style-name="P2"><text:soft-page-break/>~(p v ~q) v p</text:p>
      <text:p text:style-name="P2">(~p ^ ~~q) v p</text:p>
      <text:p text:style-name="P2">(~p ^ q) v p</text:p>
      <text:p text:style-name="P2">(~p v p) ^ (p v q)</text:p>
      <text:p text:style-name="P2">t ^ (p v q)</text:p>
      <text:p text:style-name="P2"/>
      <text:p text:style-name="P2">Fim</text:p>
      <text:p text:style-name="P2"/>
      <text:p text:style-name="P2">p v q</text:p>
      <text:p text:style-name="P2"><text:s/></text:p>
      <text:p text:style-name="P2"/>
      <text:p text:style-name="P2">Aplicação na linha 1 da regra ______________________</text:p>
      <text:p text:style-name="P2">Aplicação na linha 2 da regra ______________________</text:p>
      <text:p text:style-name="P2">Aplicação na linha 3 da regra ______________________</text:p>
      <text:p text:style-name="P2">Aplicação na linha 4 da regra ______________________</text:p>
      <text:p text:style-name="P2">Aplicação na linha 5 da regra ______________________</text:p>
      <text:p text:style-name="P2">Aplicação na linha 6 da regra ______________________</text:p>
      <text:p text:style-name="P2"/>
      <text:p text:style-name="P2">Marque a alternativa que descreve a ordem e o nome das regras de simplificação aplicadas acima:</text:p>
      <text:p text:style-name="P2"/>
      <text:p text:style-name="P2"><text:s/></text:p>
      <text:p text:style-name="P3">1 - Regra da Condicional, De Morgan, Dupla Negação, Distributiva, Idempotência, Identidade.</text:p>
      <text:p text:style-name="P3">2 - Regra da Condicional, Distributiva, Dupla Negação, Distributiva, Identidade, Identidade.</text:p>
      <text:p text:style-name="P2">3 - Regra da Negação da Condicional, De Morgan, Dupla Negação, De Morgam, Identidade, Identidade.</text:p>
      <text:p text:style-name="P2">4 - Regra da Condicional, De Morgan, Dupla Negação, Distributiva, Identidade, Identidade.</text:p>
      <text:p text:style-name="P2">5 - Regra da Negação da Condicional, De Morgan, Dupla Negação, Distributiva, Identidade, Identidade.</text:p>
      <text:p text:style-name="P2"><text:s/></text:p>
      <text:p text:style-name="P3">Sua resposta: Regra da Condicional, De Morgan, Dupla Negação, Distributiva, Idempotência, Identidade.</text:p>
      <text:p text:style-name="P2">Valor: Resposta Errada</text:p>
      <text:p text:style-name="P2">Valor recebido: 0.00</text:p>
      <text:p text:style-name="P2"/>
      <text:p text:style-name="P2"/>
      <text:p text:style-name="P3">Questão2 <text:s/></text:p>
      <text:p text:style-name="P2"><text:s/></text:p>
      <text:p text:style-name="P2"><text:s text:c="3"/></text:p>
      <text:p text:style-name="P2">Complete as lacunas abaixo e depois marque a alternativa correspondente.</text:p>
      <text:p text:style-name="P2"/>
      <text:p text:style-name="P2">A equivalência (p↔q)↔r ⇔ p↔(q↔r) é a regra chamada _____________</text:p>
      <text:p text:style-name="P2">A equivalência (p∨q)∨r ⇔ p∨(q∨r) é a regra chamada _____________ e a similar equivalência (p∧q)∧r ⇔ p∧(q∧r) é a regra chamada _____________</text:p>
      <text:p text:style-name="P2">A equivalência p∨p ⇔ p é a regra chamada _____________ e a similar equivalência p∧p ⇔ p é a regra chamada _____________</text:p>
      <text:p text:style-name="P2"/>
      <text:p text:style-name="P2">Marque a alternativa correta:</text:p>
      <text:p text:style-name="P2"><text:s/></text:p>
      <text:p text:style-name="P3">1 - 1º. Comutativa da Bicondicional; 2º. Comutativa da Disjunção; Comutativa da Conjunção; 3º. Idempotência da Disjunção; Idempotência da Conjunção.</text:p>
      <text:p text:style-name="P2">2 - 1º. Associativa da Bicondicional; 2º. Associativa da Disjunção; Associativa da Conjunção; 3º. Identidade da Disjunção; Identidade da Conjunção.</text:p>
      <text:p text:style-name="P2"><text:soft-page-break/>3 - 1º. Associativa da Bicondicional; 2º. Distributiva da Disjunção; Distributiva da Conjunção; 3º. Idempotência da Disjunção; Idempotência da Conjunção.</text:p>
      <text:p text:style-name="P2">4 - 1º. Associativa da Bicondicional; 2º. Associativa da Disjunção; Associativa da Conjunção; 3º. Idempotência da Disjunção; Idempotência da Conjunção.</text:p>
      <text:p text:style-name="P2">5 - 1º. Distributiva da Bicondicional; 2º. Distributiva da Disjunção; Distributiva da Conjunção; 3º. Identidade da Disjunção; Identidade da Conjunção.</text:p>
      <text:p text:style-name="P2"><text:s/></text:p>
      <text:p text:style-name="P3">Sua resposta: 1º. Comutativa da Bicondicional; 2º. Comutativa da Disjunção; Comutativa da Conjunção; 3º. Idempotência da Disjunção; Idempotência da Conjunção.</text:p>
      <text:p text:style-name="P2">Valor: Resposta Errada</text:p>
      <text:p text:style-name="P2">Valor recebido: 0.00</text:p>
      <text:p text:style-name="P2"/>
      <text:p text:style-name="P2"/>
      <text:p text:style-name="P3">Questão3 <text:s/></text:p>
      <text:p text:style-name="P2"><text:s/></text:p>
      <text:p text:style-name="P2"><text:s text:c="3"/></text:p>
      <text:p text:style-name="P2">Complete as lacunas abaixo e depois marque a alternativa correspondente.</text:p>
      <text:p text:style-name="P2"/>
      <text:p text:style-name="P2">A equivalência ~(p∧q) ⇔ (~p ∨ ~q) é denominada como: ___________________________ </text:p>
      <text:p text:style-name="P2">A equivalência ~(p∨q) ⇔ (~p ∧ ~q) é denominada como: ___________________________</text:p>
      <text:p text:style-name="P2">A equivalência ~(p→q) ⇔ p∧~q é denominada como: ___________________________</text:p>
      <text:p text:style-name="P2">A equivalência ~(p↔q) ⇔ (p∧~q) ∨ (~p∧q) é denominada como: ___________________________</text:p>
      <text:p text:style-name="P2"><text:s/></text:p>
      <text:p text:style-name="P2"/>
      <text:p text:style-name="P2">Marque a alternativa correta:</text:p>
      <text:p text:style-name="P2"/>
      <text:p text:style-name="P2"><text:s/></text:p>
      <text:p text:style-name="P3">1 - 1º. Distributiva da Conjunção; 2º. Distributiva da Disjunção; 3º. Negação da Condicional; 4º. Negação da Bicondicional.</text:p>
      <text:p text:style-name="P2">2 - 1º. Regra de DE MORGAN; 2º. Regra de DE MORGAN; 3º. Comutativa da Condicional; 4º. Negação da Bicondicional.</text:p>
      <text:p text:style-name="P2">3 - 1º. Regra de DE MORGAN; 2º. Regra de DE MORGAN; 3º. Negação da Condicional; 4º. Negação da Bicondicional.</text:p>
      <text:p text:style-name="P2">4 - 1º. Negação da Conjunção; 2º. Negação da Disjunção; 3º. Negação da Condicional; 4º. Negação da Bicondicional.</text:p>
      <text:p text:style-name="P2">5 - 1º. Regra de DE MORGAN; 2º. Regra de DE MORGAN; 3º. Distributiva da Condicional; 4º. Distributiva da Bicondicional.</text:p>
      <text:p text:style-name="P3"><text:s/></text:p>
      <text:p text:style-name="P3">Sua resposta: 1º. Distributiva da Conjunção; 2º. Distributiva da Disjunção; 3º. Negação da Condicional; 4º. Negação da Bicondicional.</text:p>
      <text:p text:style-name="P2">Valor: Resposta Errada</text:p>
      <text:p text:style-name="P2">Valor recebido: 0.00</text:p>
      <text:p text:style-name="P2"/>
      <text:p text:style-name="P3">Questão6 <text:s/></text:p>
      <text:p text:style-name="P2"><text:s/></text:p>
      <text:p text:style-name="P2"><text:s text:c="3"/></text:p>
      <text:p text:style-name="P2">Relacione as colunas:</text:p>
      <text:p text:style-name="P2"/>
      <text:p text:style-name="P2"/>
      <text:p text:style-name="P2">Regra da Dupla Negação</text:p>
      <text:p text:style-name="P2">p↔q ⇔ (p→q)∧(q→p)</text:p>
      <text:p text:style-name="P2"><text:soft-page-break/>Regra da Condicional</text:p>
      <text:p text:style-name="P2">p∨q ⇔ (p∨q) ∧ ~(p∧q)</text:p>
      <text:p text:style-name="P2">Regra da Bicondicional</text:p>
      <text:p text:style-name="P2">~~p ⇔ p</text:p>
      <text:p text:style-name="P2"/>
      <text:p text:style-name="P2">Regra da Disjunção Exclusiva</text:p>
      <text:p text:style-name="P2"/>
      <text:p text:style-name="P2">p→q ⇔ ~p∨q</text:p>
      <text:p text:style-name="P2"/>
      <text:p text:style-name="P2">Marque a alternativa correta:</text:p>
      <text:p text:style-name="P2"><text:s/></text:p>
      <text:p text:style-name="P3">1 - 2,4,1,3</text:p>
      <text:p text:style-name="P2">2 - 3,4,1,2</text:p>
      <text:p text:style-name="P2">3 - 3,2,1,4</text:p>
      <text:p text:style-name="P2">4 - 4,3,1,2</text:p>
      <text:p text:style-name="P2">5 - 3,1,4,2</text:p>
      <text:p text:style-name="P2"><text:s/></text:p>
      <text:p text:style-name="P3">Sua resposta: 2,4,1,3</text:p>
      <text:p text:style-name="P2">Valor: Resposta Errada</text:p>
      <text:p text:style-name="P2">Valor recebido: 0.00</text:p>
      <text:p text:style-name="P2"/>
      <text:p text:style-name="P2"/>
      <text:p text:style-name="P3">Questão7 <text:s/></text:p>
      <text:p text:style-name="P2"><text:s/></text:p>
      <text:p text:style-name="P2"><text:s text:c="3"/></text:p>
      <text:p text:style-name="P2">Complete as lacunas abaixo e depois marque a alternativa correspondente.</text:p>
      <text:p text:style-name="P2"/>
      <text:p text:style-name="P2">A proposição ~~p é equivalente à proposição p, devido a regra chamada _____________</text:p>
      <text:p text:style-name="P2">A proposição p∧q é equivalente à proposição q∧p, devido a regra chamada _____________</text:p>
      <text:p text:style-name="P2">A proposição p↔q é equivalente à proposição q↔p, devido a regra chamada _____________ </text:p>
      <text:p text:style-name="P2"/>
      <text:p text:style-name="P2">Marque a alternativa correta:</text:p>
      <text:p text:style-name="P3"/>
      <text:p text:style-name="P3"><text:s/></text:p>
      <text:p text:style-name="P3">1 - 1º. Negação Conjunta; 2º. Comutativa da Conjunção; 3º. Comutativa da Bicondicional.</text:p>
      <text:p text:style-name="P2">2 - 1º. Dupla Negação; 2º. Comutativa da Conjunção; 3º. Comutativa da Bicondicional.</text:p>
      <text:p text:style-name="P2">3 - 1º. Dupla Negação; 2º. Distributiva da Conjunção; 3º. Distributiva da Bicondicional.</text:p>
      <text:p text:style-name="P2">4 - 1º. Negação Conjunta; 2º. Distributiva da Conjunção; 3º. Comutativa da Bicondicional.</text:p>
      <text:p text:style-name="P2">5 - 1º. Dupla Negação; 2º. Associativa da Conjunção; 3º. Associativa da Bicondicional.</text:p>
      <text:p text:style-name="P2"><text:s/></text:p>
      <text:p text:style-name="P3">Sua resposta: 1º. Negação Conjunta; 2º. Comutativa da Conjunção; 3º. Comutativa da Bicondicional.</text:p>
      <text:p text:style-name="P2">Valor: Resposta Errada</text:p>
      <text:p text:style-name="P2">Valor recebido: 0.00</text:p>
      <text:p text:style-name="P2"/>
      <text:p text:style-name="P3">Questão8 <text:s/></text:p>
      <text:p text:style-name="P2"><text:s/></text:p>
      <text:p text:style-name="P2"><text:s text:c="3"/></text:p>
      <text:p text:style-name="P2">Veja a seguinte demonstração de equivalência pelo método algébrico:</text:p>
      <text:p text:style-name="P2"/>
      <text:p text:style-name="P2"><text:s/></text:p>
      <text:p text:style-name="P2"/>
      <text:p text:style-name="P2"><text:soft-page-break/>Início:</text:p>
      <text:p text:style-name="P2"/>
      <text:p text:style-name="P2">p ↔ (p ^ q)</text:p>
      <text:p text:style-name="P2">( p→(p ^ q) ) ^ ( (p ^ q)→p )</text:p>
      <text:p text:style-name="P2">( ~p v (p ^ q) ) ^ ( ~(p ^ q) v p )</text:p>
      <text:p text:style-name="P2">( (~p v p )^(~p v q) ) ^ ( ~(p ^ q) v p )</text:p>
      <text:p text:style-name="P2">( t ^ (~p v q) ) ^ ( ~(p ^ q) v p )</text:p>
      <text:p text:style-name="P2">(~p v q) ^ ( ~(p ^ q) v p )</text:p>
      <text:p text:style-name="P2">(~p v q) ^ ( ~p v ~q v p)</text:p>
      <text:p text:style-name="P2">(~p v q) ^ ( ~p v p v ~q)</text:p>
      <text:p text:style-name="P2">(~p v q) ^ ( t v ~q)</text:p>
      <text:p text:style-name="P2">(~p v q) ^ t</text:p>
      <text:p text:style-name="P2"/>
      <text:p text:style-name="P2">Fim</text:p>
      <text:p text:style-name="P2"/>
      <text:p text:style-name="P2">~p v q</text:p>
      <text:p text:style-name="P2"/>
      <text:p text:style-name="P2"/>
      <text:p text:style-name="P2">Aplicação na linha 1 da regra ______________________</text:p>
      <text:p text:style-name="P2">Aplicação na linha 2 da regra ______________________</text:p>
      <text:p text:style-name="P2">Aplicação na linha 3 da regra ______________________</text:p>
      <text:p text:style-name="P2">Aplicação na linha 4 da regra ______________________</text:p>
      <text:p text:style-name="P2">Aplicação na linha 5 da regra ______________________</text:p>
      <text:p text:style-name="P2">Aplicação na linha 6 da regra ______________________</text:p>
      <text:p text:style-name="P2">Aplicação na linha 7 da regra ______________________</text:p>
      <text:p text:style-name="P2">Aplicação na linha 8 da regra ______________________</text:p>
      <text:p text:style-name="P2">Aplicação na linha 9 da regra ______________________</text:p>
      <text:p text:style-name="P2">Aplicação na linha 10 da regra ______________________</text:p>
      <text:p text:style-name="P2"/>
      <text:p text:style-name="P2"/>
      <text:p text:style-name="P2">Marque a alternativa que descreve a ordem e o nome das regras de simplificação aplicadas acima:</text:p>
      <text:p text:style-name="P2"/>
      <text:p text:style-name="P2"><text:s/></text:p>
      <text:p text:style-name="P3">1 - Regra da Bicondicional, Regra da Condicional, Distributiva, Identidade, Identidade, Distributiva, Comutativa, Identidade, Identidade, Identidade.</text:p>
      <text:p text:style-name="P2">2 - Regra da Bicondicional, Regra da Condicional, Distributiva, Identidade, Identidade, De Morgan, Associativa, Identidade, Identidade, Identidade.</text:p>
      <text:p text:style-name="P2">3 - Regra da Bicondicional, Regra da Condicional, Associativa, Identidade, Identidade, De Morgan, Comutativa, Identidade, Identidade, Identidade.</text:p>
      <text:p text:style-name="P2">4 - Regra da Bicondicional, Regra da Condicional, Distributiva, Identidade, Identidade, De Morgan, Comutativa, Identidade, Identidade, Identidade.</text:p>
      <text:p text:style-name="P2">5 - Regra da Bicondicional, Regra da Condicional, Comutativa, Identidade, Identidade, De Morgan, Comutativa, Identidade, Identidade, Identidade.</text:p>
      <text:p text:style-name="P2"><text:s/></text:p>
      <text:p text:style-name="P3">Sua resposta: Regra da Bicondicional, Regra da Condicional, Distributiva, Identidade, Identidade, Distributiva, Comutativa, Identidade, Identidade, Identidade.</text:p>
      <text:p text:style-name="P2">Valor: Resposta Errada</text:p>
      <text:p text:style-name="P2">Valor recebido: 0.00</text:p>
      <text:p text:style-name="P2"/>
      <text:p text:style-name="P2"/>
      <text:p text:style-name="P2"><text:s/></text:p>
      <text:p text:style-name="P2"><text:s/></text:p>
      <text:p text:style-name="P3"><text:soft-page-break/>Questão10 <text:s/></text:p>
      <text:p text:style-name="P2"><text:s/></text:p>
      <text:p text:style-name="P2"><text:s text:c="3"/></text:p>
      <text:p text:style-name="P2">Veja a demonstração de p→(p→r)⇔ ~p∨r pelo método algébrico:</text:p>
      <text:p text:style-name="P2"/>
      <text:p text:style-name="P2"><text:s/></text:p>
      <text:p text:style-name="P2">Início:</text:p>
      <text:p text:style-name="P2"/>
      <text:p text:style-name="P2">1. p → (p → r)</text:p>
      <text:p text:style-name="P2">2. ~p ∨ (p → r)</text:p>
      <text:p text:style-name="P2">3. ~p ∨ (~p ∨ r)</text:p>
      <text:p text:style-name="P2">4. (~p ∨ ~p) ∨ r</text:p>
      <text:p text:style-name="P2">~p ∨ r</text:p>
      <text:p text:style-name="P2"/>
      <text:p text:style-name="P2"/>
      <text:p text:style-name="P2">Marque a alternativa que descreve a ordem e o nome das regras de simplificação aplicadas até a obtenção de ~p v r:</text:p>
      <text:p text:style-name="P2"/>
      <text:p text:style-name="P2"><text:s/></text:p>
      <text:p text:style-name="P3">1 - Aplicação da regra da condicional na linha 1; Aplicação da regra da distributiva na linha 2; Aplicação da regra da associativa na linha 3; Aplicação da regra da idempotência na linha 4.</text:p>
      <text:p text:style-name="P2">2 - Aplicação da regra da condicional na linha 1; Aplicação da regra da condicional na linha 2; Aplicação da regra da associativa na linha 3; Aplicação da regra da idempotência na linha 4.</text:p>
      <text:p text:style-name="P2">3 - Aplicação da regra da condicional na linha 1; Aplicação da regra da distributiva na linha 2; Aplicação da regra da comutativa na linha 3; Aplicação da regra da idempotência na linha 4.</text:p>
      <text:p text:style-name="P2">4 - Aplicação da regra da condicional na linha 1; Aplicação da regra da condicional na linha 2; Aplicação da regra da comutativa na linha 3; Aplicação da regra da identidade na linha 4.</text:p>
      <text:p text:style-name="P2">5 - Aplicação da regra da condicional na linha 1; Aplicação da regra da condicional na linha 2; Aplicação da regra da associativa na linha 3; Aplicação da regra da identidade na linha 4.</text:p>
      <text:p text:style-name="P2"><text:s/></text:p>
      <text:p text:style-name="P3">Sua resposta: Aplicação da regra da condicional na linha 1; Aplicação da regra da distributiva na linha 2; Aplicação da regra da associativa na linha 3; Aplicação da regra da idempotência na linha 4.</text:p>
      <text:p text:style-name="P2">Valor: Resposta Errada</text:p>
      <text:p text:style-name="P2">Valor recebido: 0.0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4T10:19:31.287850152</meta:creation-date>
    <dc:date>2023-06-14T11:03:38.026117320</dc:date>
    <meta:editing-duration>PT44M1S</meta:editing-duration>
    <meta:editing-cycles>15</meta:editing-cycles>
    <meta:generator>LibreOffice/7.3.7.2$Linux_X86_64 LibreOffice_project/30$Build-2</meta:generator>
    <meta:document-statistic meta:table-count="0" meta:image-count="0" meta:object-count="0" meta:page-count="11" meta:paragraph-count="402" meta:word-count="2477" meta:character-count="15207" meta:non-whitespace-character-count="12903"/>
  </office:meta>
</office:document-meta>
</file>